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size="72pt" style:font-size-asian="72pt" style:font-size-complex="72pt"/>
    </style:style>
    <style:style style:name="P2" style:parent-style-name="Standard" style:family="paragraph">
      <style:paragraph-properties fo:text-align="center"/>
      <style:text-properties fo:font-size="72pt" style:font-size-asian="72pt" style:font-size-complex="72pt"/>
    </style:style>
    <style:style style:name="P3" style:parent-style-name="Standard" style:family="paragraph">
      <style:paragraph-properties fo:text-align="center"/>
      <style:text-properties fo:font-size="72pt" style:font-size-asian="72pt" style:font-size-complex="72pt"/>
    </style:style>
    <style:style style:name="P4" style:parent-style-name="Standard" style:family="paragraph">
      <style:paragraph-properties fo:text-align="center"/>
      <style:text-properties fo:font-size="72pt" style:font-size-asian="72pt" style:font-size-complex="72pt"/>
    </style:style>
    <style:style style:name="P5" style:parent-style-name="Standard" style:family="paragraph">
      <style:paragraph-properties fo:text-align="center"/>
      <style:text-properties fo:font-size="72pt" style:font-size-asian="72pt" style:font-size-complex="72pt"/>
    </style:style>
    <style:style style:name="P6" style:parent-style-name="Standard" style:family="paragraph">
      <style:paragraph-properties fo:text-align="center"/>
      <style:text-properties fo:font-size="72pt" style:font-size-asian="72pt" style:font-size-complex="72pt"/>
    </style:style>
    <style:style style:name="P7" style:parent-style-name="Standard" style:family="paragraph">
      <style:paragraph-properties fo:text-align="center"/>
      <style:text-properties fo:font-size="72pt" style:font-size-asian="72pt" style:font-size-complex="72pt"/>
    </style:style>
    <style:style style:name="P8" style:parent-style-name="Sommario1" style:family="paragraph">
      <style:paragraph-properties>
        <style:tab-stops>
          <style:tab-stop style:type="right" style:leader-style="dotted" style:leader-text="." style:position="6.6861in"/>
        </style:tab-stops>
      </style:paragraph-properties>
    </style:style>
    <style:style style:name="P9" style:parent-style-name="Sommario1" style:family="paragraph">
      <style:paragraph-properties>
        <style:tab-stops>
          <style:tab-stop style:type="right" style:leader-style="dotted" style:leader-text="." style:position="6.6861in"/>
        </style:tab-stops>
      </style:paragraph-properties>
    </style:style>
    <style:style style:name="P10" style:parent-style-name="Sommario1" style:family="paragraph">
      <style:paragraph-properties>
        <style:tab-stops>
          <style:tab-stop style:type="right" style:leader-style="dotted" style:leader-text="." style:position="6.6861in"/>
        </style:tab-stops>
      </style:paragraph-properties>
    </style:style>
    <style:style style:name="T11" style:parent-style-name="Car.predefinitoparagrafo" style:family="text">
      <style:text-properties fo:font-weight="bold" style:font-weight-asian="bold" style:font-weight-complex="bold"/>
    </style:style>
    <style:style style:name="T12" style:parent-style-name="Car.predefinitoparagrafo" style:family="text">
      <style:text-properties fo:font-weight="bold" style:font-weight-asian="bold" style:font-weight-complex="bold"/>
    </style:style>
    <style:style style:name="T13" style:parent-style-name="Car.predefinitoparagrafo" style:family="text">
      <style:text-properties fo:font-weight="bold" style:font-weight-asian="bold" style:font-weight-complex="bold"/>
    </style:style>
    <style:style style:name="P14" style:parent-style-name="Textbody" style:family="paragraph">
      <style:paragraph-properties fo:text-align="center"/>
      <style:text-properties fo:font-weight="bold" style:font-weight-asian="bold" style:font-weight-complex="bold"/>
    </style:style>
    <style:style style:name="T15" style:parent-style-name="Car.predefinitoparagrafo" style:family="text">
      <style:text-properties fo:background-color="#FFFF00"/>
    </style:style>
    <style:style style:name="P16"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8"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fo:hyphenate="true"/>
    </style:style>
    <style:style style:name="P1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2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2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2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2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2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3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3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3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3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3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4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4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4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4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4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5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5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5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5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5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6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6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fo:hyphenate="true"/>
    </style:style>
    <style:style style:name="P64"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5" style:parent-style-name="Car.predefinitoparagrafo" style:family="text">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style:style>
    <style:style style:name="T6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6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6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7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7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7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fo:hyphenate="true"/>
    </style:style>
    <style:style style:name="P76"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7"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fo:language="en" fo:country="US" style:language-asian="it" style:country-asian="IT" style:language-complex="ar" style:country-complex="SA"/>
    </style:style>
    <style:style style:name="P78"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9"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80"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1"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82"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3"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84"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5"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86"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7"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88"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fo:hyphenate="true"/>
    </style:style>
    <style:style style:name="P8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9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fo:language="en" fo:country="US" style:language-asian="it" style:country-asian="IT" style:language-complex="ar" style:country-complex="SA"/>
    </style:style>
    <style:style style:name="P9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fo:language="en" fo:country="US" style:language-asian="it" style:country-asian="IT" style:language-complex="ar" style:country-complex="SA"/>
    </style:style>
    <style:style style:name="P9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fo:language="en" fo:country="US" style:language-asian="it" style:country-asian="IT" style:language-complex="ar" style:country-complex="SA" fo:hyphenate="true"/>
    </style:style>
    <style:style style:name="P96"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7"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fo:language="en" fo:country="US" style:language-asian="it" style:country-asian="IT" style:language-complex="ar" style:country-complex="SA"/>
    </style:style>
    <style:style style:name="P98"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9"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00"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1"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02"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3"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04"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5"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06"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7"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08"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9"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10"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fo:hyphenate="true"/>
    </style:style>
    <style:style style:name="P11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2" style:parent-style-name="Car.predefinitoparagrafo" style:family="text">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style:style>
    <style:style style:name="T113"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14"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5"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16"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7"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18"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9"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20"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1"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22"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3"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24"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5"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T126" style:parent-style-name="Car.predefinitoparagrafo" style:family="text">
      <style:text-properties fo:font-weight="bold" style:font-weight-asian="bold" style:font-weight-complex="bold"/>
    </style:style>
    <style:style style:name="T127" style:parent-style-name="Car.predefinitoparagrafo" style:family="text">
      <style:text-properties fo:font-weight="bold" style:font-weight-asian="bold" style:font-weight-complex="bold"/>
    </style:style>
    <style:style style:name="T128" style:parent-style-name="Car.predefinitoparagrafo" style:family="text">
      <style:text-properties fo:font-weight="bold" style:font-weight-asian="bold" style:font-weight-complex="bold"/>
    </style:style>
    <style:style style:name="T129" style:parent-style-name="Car.predefinitoparagrafo" style:family="text">
      <style:text-properties fo:background-color="#FFFF00"/>
    </style:style>
    <style:style style:name="P130"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31"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32"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33"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34"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35"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36"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37"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38"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39"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40"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41"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42"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43"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44"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45"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46"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47"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48"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office:automatic-styles>
  <office:body>
    <office:text text:use-soft-page-breaks="true">
      <text:p text:style-name="P1">APPUNTI SCRIPT</text:p>
      <text:p text:style-name="P2">BASH</text:p>
      <text:p text:style-name="P3"/>
      <text:p text:style-name="P4"/>
      <text:p text:style-name="P5"/>
      <text:p text:style-name="P6"/>
      <text:p text:style-name="P7"/>
      <text:p text:style-name="Textbody"/>
      <text:p text:style-name="Textbody"/>
      <text:p text:style-name="Textbody"/>
      <text:table-of-content text:name="_TOC0">
        <text:table-of-content-source text:outline-level="9" text:use-outline-level="true" text:use-index-marks="tru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Normale">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entry-template text:outline-level="4" text:style-name="Normale">
            <text:index-entry-link-start/>
            <text:index-entry-text/>
            <text:index-entry-tab-stop style:leader-char="." style:type="right"/>
            <text:index-entry-page-number/>
            <text:index-entry-link-end/>
          </text:table-of-content-entry-template>
          <text:table-of-content-entry-template text:outline-level="5" text:style-name="Normale">
            <text:index-entry-link-start/>
            <text:index-entry-text/>
            <text:index-entry-tab-stop style:leader-char="." style:type="right"/>
            <text:index-entry-page-number/>
            <text:index-entry-link-end/>
          </text:table-of-content-entry-template>
          <text:table-of-content-entry-template text:outline-level="6" text:style-name="Normale">
            <text:index-entry-link-start/>
            <text:index-entry-text/>
            <text:index-entry-tab-stop style:leader-char="." style:type="right"/>
            <text:index-entry-page-number/>
            <text:index-entry-link-end/>
          </text:table-of-content-entry-template>
          <text:table-of-content-entry-template text:outline-level="7" text:style-name="Normale">
            <text:index-entry-link-start/>
            <text:index-entry-text/>
            <text:index-entry-tab-stop style:leader-char="." style:type="right"/>
            <text:index-entry-page-number/>
            <text:index-entry-link-end/>
          </text:table-of-content-entry-template>
          <text:table-of-content-entry-template text:outline-level="8" text:style-name="Normale">
            <text:index-entry-link-start/>
            <text:index-entry-text/>
            <text:index-entry-tab-stop style:leader-char="." style:type="right"/>
            <text:index-entry-page-number/>
            <text:index-entry-link-end/>
          </text:table-of-content-entry-template>
          <text:table-of-content-entry-template text:outline-level="9" text:style-name="Normale">
            <text:index-entry-link-start/>
            <text:index-entry-text/>
            <text:index-entry-tab-stop style:leader-char="." style:type="right"/>
            <text:index-entry-page-number/>
            <text:index-entry-link-end/>
          </text:table-of-content-entry-template>
        </text:table-of-content-source>
        <text:index-body>
          <text:p text:style-name="P8"><text:a xlink:href="#_Toc157433956" office:target-frame-name="_top" xlink:show="replace"><text:span text:style-name="Collegamentoipertestuale">INTRODUZIONE</text:span><text:tab/>3</text:a></text:p>
          <text:p text:style-name="P9"><text:a xlink:href="#_Toc157433957" office:target-frame-name="_top" xlink:show="replace"><text:span text:style-name="Collegamentoipertestuale">COMMENTI</text:span><text:tab/>4</text:a></text:p>
          <text:p text:style-name="P10"><text:a xlink:href="#_Toc157433958" office:target-frame-name="_top" xlink:show="replace"><text:span text:style-name="Collegamentoipertestuale">VARIABILI</text:span><text:tab/>6</text:a></text:p>
        </text:index-body>
      </text:table-of-content>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Titolo1" text:outline-level="1"><text:bookmark-start text:name="__RefHeading___Toc106_1483895792"/><text:bookmark-start text:name="_Toc157425154"/><text:bookmark-start text:name="_Toc157433956"/><text:soft-page-break/>INTRODUZIONE<text:bookmark-end text:name="__RefHeading___Toc106_1483895792"/><text:bookmark-end text:name="_Toc157425154"/><text:bookmark-end text:name="_Toc157433956"/></text:h>
      <text:p text:style-name="Textbody">La shell Bash è un linguaggio di programmazione che si utilizza all’interno di un file di<text:s/>testo, interpretato dal motore Bash, con una certa sua sintassi e che ci permette di ordinare al nostro computer di fare le operazioni di cui abbiamo bisogno.</text:p>
      <text:p text:style-name="Textbody">È un linguaggio di programmazione che è paragonabile, per le potenzialità che ha, a qualsiasi linguaggio di programmazione, con il vantaggio che è già tutto preinstallato e pronto all’uso.</text:p>
      <text:p text:style-name="Textbody">Con la shell Bash abbiamo a disposizione tutta la potenza del terminale Linux, dove per potenza si intende il fatto di poter inserire tutti i comandi, che normalmente utilizzeremmo singolarmente da terminale, in uno script Bash per eseguirli automaticamente.</text:p>
      <text:p text:style-name="Textbody">Il formato sh è l’estensione del file che indica al nostro sistema che si tratta di file con codice shell Bash.</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Titolo1" text:outline-level="1"><text:bookmark-start text:name="_Toc157425155"/><text:bookmark-start text:name="_Toc157433957"/><text:soft-page-break/>COMMENTI<text:bookmark-end text:name="_Toc157425155"/><text:bookmark-end text:name="_Toc157433957"/></text:h>
      <text:p text:style-name="Textbody">Il commento è<text:s/>importante perché, se ci creiamo il nostro script Besh in un determinato periodo e poi lo abbandoniamo per un altro periodo di tempo, non è per niente scontato che ciò che era chiaro quando lo abbiamo creato lo sia ancora successivamente. Quindi ha un valore aggiunto commentare tutto quello che ci viene in mente nel momento in cui stiamo creando lo script.</text:p>
      <text:p text:style-name="Textbody">Il commento è importante anche per gli altri perché, se abbiamo intenzione di distribuire il nostro script che può servire anche ad altri, diventa importante che tutti possano leggere il motivo della scrittura del codice in un determinato modo.</text:p>
      <text:p text:style-name="Textbody">Il carattere<text:s/><text:span text:style-name="T11">#</text:span><text:s/>si usa per commentare una singola riga.</text:p>
      <text:p text:style-name="Textbody">La prima riga di uno script è sempre<text:s/><text:span text:style-name="T12">#!/bin/bash</text:span><text:s/>e sta ad indicare quale motore di shell usare per interpretare il codice che poi segue. Questo perché<text:s/><text:span text:style-name="T13">bash</text:span><text:s/>è solo una delle shell che esistono, che sono svariate.</text:p>
      <text:p text:style-name="Textbody">Per commentare un blocco di più righe, si deve usare la forma seguente:</text:p>
      <text:p text:style-name="P14">:&lt;&lt;commento</text:p>
      <text:p text:style-name="Textbody">Questa modalità diventa molto utile se vogliamo<text:s/>concentrarci su una parte dello script, evitando di doverlo sempre eseguire per intero.</text:p>
      <text:p text:style-name="Textbody"/>
      <text:p text:style-name="Textbody"><text:span text:style-name="T15">Corso_script_bash_parte02.sh</text:span></text:p>
      <text:p text:style-name="P16"><text:span text:style-name="T17">#!/bin/bash</text:span></text:p>
      <text:p text:style-name="P18"/>
      <text:p text:style-name="P19"><text:span text:style-name="T20">################################################################################</text:span></text:p>
      <text:p text:style-name="P21"><text:span text:style-name="T22"># Questa shell ha solo scopo didattico ed è stata costruita durante il corso</text:span></text:p>
      <text:p text:style-name="P23"><text:span text:style-name="T24"># di programmazione sugli script bash pubblicato sul mio canale Youtube</text:span></text:p>
      <text:p text:style-name="P25"><text:span text:style-name="T26"># (http://www.youtube.com/user/VosaxAlo).</text:span></text:p>
      <text:p text:style-name="P27"><text:span text:style-name="T28">#</text:span></text:p>
      <text:p text:style-name="P29"><text:span text:style-name="T30"># autore : Nicola Jelmorini<text:s/></text:span></text:p>
      <text:p text:style-name="P31"><text:span text:style-name="T32"># anno <text:s text:c="2"/>: 2012-2013</text:span></text:p>
      <text:p text:style-name="P33"><text:span text:style-name="T34"># licenza: questo script è software libero: puoi ridistribuirlo e/o modificarlo</text:span></text:p>
      <text:p text:style-name="P35"><text:span text:style-name="T36"># <text:s text:c="9"/>rispettando i termini della licenza GNU General Public License</text:span></text:p>
      <text:p text:style-name="P37"><text:span text:style-name="T38"># <text:s text:c="9"/>stabiliti dalla Free Software Foundation, versione 3.</text:span></text:p>
      <text:p text:style-name="P39"><text:span text:style-name="T40"># <text:s text:c="9"/>Questo script è distribuito nella speranza che possa essere utile,</text:span></text:p>
      <text:p text:style-name="P41"><text:span text:style-name="T42"># <text:s text:c="9"/>ma SENZA ALCUNA GARANZIA.</text:span></text:p>
      <text:p text:style-name="P43"><text:span text:style-name="T44"># <text:s text:c="9"/>Consulta la licenza GNU General Public License per avere ulteriori</text:span></text:p>
      <text:p text:style-name="P45"><text:span text:style-name="T46"># <text:s text:c="9"/>dettagli.<text:s/></text:span></text:p>
      <text:p text:style-name="P47"><text:span text:style-name="T48"># <text:s text:c="9"/>Dovresti aver ricevuto una copia della GNU General Public License</text:span></text:p>
      <text:p text:style-name="P49"><text:span text:style-name="T50"># <text:s text:c="9"/>insieme a questo programma.<text:s/></text:span></text:p>
      <text:p text:style-name="P51"><text:span text:style-name="T52"># <text:s text:c="9"/>Se non è così, visita &lt;http://www.gnu.org/licenses/&gt;.</text:span></text:p>
      <text:p text:style-name="P53"><text:span text:style-name="T54">#</text:span></text:p>
      <text:p text:style-name="P55"><text:span text:style-name="T56">#</text:span></text:p>
      <text:p text:style-name="P57"><text:span text:style-name="T58"># Uso dello script: ???? si apre un menu dal quale scegliere ????</text:span></text:p>
      <text:p text:style-name="P59"><text:span text:style-name="T60">#</text:span></text:p>
      <text:p text:style-name="P61"><text:span text:style-name="T62">################################################################################</text:span></text:p>
      <text:p text:style-name="P63"/>
      <text:p text:style-name="P64"><text:span text:style-name="T65">:</text:span><text:span text:style-name="T66">&lt;&lt;test_if</text:span></text:p>
      <text:p text:style-name="P67"><text:span text:style-name="T68"># comandi della shell</text:span></text:p>
      <text:p text:style-name="P69"><text:span text:style-name="T70">echo -n "Immetti parametro PIPPA: "</text:span></text:p>
      <text:p text:style-name="P71"><text:span text:style-name="T72">read PIPPA</text:span></text:p>
      <text:p text:style-name="P73"><text:span text:style-name="T74">echo Hai impostato PIPPA=$PIPPA</text:span></text:p>
      <text:p text:style-name="P75"/>
      <text:p text:style-name="P76"><text:span text:style-name="T77">if [ "$PIPPA" -eq 5 ] || [ "$PIPPA" = "Pippa" ]</text:span></text:p>
      <text:p text:style-name="P78"><text:span text:style-name="T79">then</text:span></text:p>
      <text:p text:style-name="P80"><text:span text:style-name="T81"><text:tab/>echo Hai fornito il valore 5 oppure Pippa</text:span></text:p>
      <text:p text:style-name="P82"><text:span text:style-name="T83">else</text:span></text:p>
      <text:p text:style-name="P84"><text:span text:style-name="T85"><text:tab/>echo Hai fornito un valore diverso da 5 e da Pippa</text:span></text:p>
      <text:p text:style-name="P86"><text:span text:style-name="T87">fi</text:span></text:p>
      <text:p text:style-name="P88"/>
      <text:p text:style-name="P89"><text:span text:style-name="T90">echo -n "Digita il valore ab= "</text:span></text:p>
      <text:p text:style-name="P91"><text:span text:style-name="T92">read ab</text:span></text:p>
      <text:p text:style-name="P93"><text:span text:style-name="T94">echo Hai impostato ab=$ab</text:span></text:p>
      <text:p text:style-name="P95"/>
      <text:p text:style-name="P96"><text:span text:style-name="T97">if [ "$ab" -gt 0 ] &amp;&amp; [ "$ab" -lt 5 ]</text:span></text:p>
      <text:p text:style-name="P98"><text:span text:style-name="T99">then</text:span></text:p>
      <text:p text:style-name="P100"><text:span text:style-name="T101"><text:tab/>echo valore fra zero e 4</text:span></text:p>
      <text:p text:style-name="P102"><text:span text:style-name="T103">else</text:span></text:p>
      <text:p text:style-name="P104"><text:span text:style-name="T105"><text:tab/>echo valore minore di zero oppure maggiore di 4</text:span></text:p>
      <text:p text:style-name="P106"><text:span text:style-name="T107">fi</text:span></text:p>
      <text:p text:style-name="P108"><text:span text:style-name="T109">test_if</text:span></text:p>
      <text:p text:style-name="P110"/>
      <text:p text:style-name="P111"><text:span text:style-name="T112">:</text:span><text:span text:style-name="T113">&lt;&lt;loop_for</text:span></text:p>
      <text:p text:style-name="P114"><text:span text:style-name="T115">echo;echo;echo "Elenco dei pianeti del nostro sistema solare:"</text:span></text:p>
      <text:p text:style-name="P116"><text:span text:style-name="T117">for pianeta in Mercurio Venere "Pianeta Terra" Marte Giove Saturno Uranio Nettuno</text:span></text:p>
      <text:p text:style-name="P118"><text:span text:style-name="T119">do</text:span></text:p>
      <text:p text:style-name="P120"><text:span text:style-name="T121"><text:tab/>echo $pianeta # Ogni pianeta visualizato su una riga separata (gli spazi separano una voce dall'altra)</text:span></text:p>
      <text:p text:style-name="P122"><text:span text:style-name="T123">done</text:span></text:p>
      <text:p text:style-name="P124"><text:span text:style-name="T125">loop_for</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Titolo1" text:outline-level="1"><text:bookmark-start text:name="_Toc157433958"/><text:soft-page-break/>VARIABILI<text:bookmark-end text:name="_Toc157433958"/></text:h>
      <text:p text:style-name="Textbody">Le variabili danno vita al codice proprio perché variano nel tempo, e quindi interrogabili e mutabili nel corso dell’esecuzione del nostro script bash.</text:p>
      <text:p text:style-name="Textbody">Una variabile è una cella di memoria del nostro computer che ci riserviamo per depositarvi un valore.</text:p>
      <text:p text:style-name="Textbody">Negli script bash<text:s/>le variabili non hanno una definizione specifica, cioè non bisogna dire specificatamente se una variabile è numerica, o alfanumerica (in gergo chiamata stringa di caratteri).</text:p>
      <text:p text:style-name="Textbody">Una cosa importante da sapere è che tutto il mondo Linux è case sensitive, ovvero c’è distinzione tra maiuscole e minuscole.<text:s/>Quindi la variabile<text:s/><text:span text:style-name="T126">Pippo<text:s/></text:span>è diversa dalla variabile<text:s/><text:span text:style-name="T127">pippo</text:span>.</text:p>
      <text:p text:style-name="Textbody">Per visualizzare il contenuto di una variabile si deve usare il comando<text:s/><text:span text:style-name="T128">echo $variabile</text:span>.</text:p>
      <text:p text:style-name="Textbody"/>
      <text:p text:style-name="Textbody"><text:span text:style-name="T129">Corso_script_bash_parte03.sh</text:span></text:p>
      <text:p text:style-name="P130">#!/bin/bash</text:p>
      <text:p text:style-name="P131"/>
      <text:p text:style-name="P132">clear</text:p>
      <text:p text:style-name="P133"/>
      <text:p text:style-name="P134"># creare una variabile numerica</text:p>
      <text:p text:style-name="P135">Pippo=40</text:p>
      <text:p text:style-name="P136">pippo=125</text:p>
      <text:p text:style-name="P137"/>
      <text:p text:style-name="P138"># creare una variabile alfanumerica o testuale (stringa)</text:p>
      <text:p text:style-name="P139">Paperino="Qui, Quo, Qua, i 3 nipotini"</text:p>
      <text:p text:style-name="P140"/>
      <text:p text:style-name="P141"># visualizzare il contenuto delle variabili</text:p>
      <text:p text:style-name="P142">echo "Pippo="$Pippo</text:p>
      <text:p text:style-name="P143">echo "pippo="$pippo</text:p>
      <text:p text:style-name="P144">echo "Paperino="$Paperino</text:p>
      <text:p text:style-name="P145"/>
      <text:p text:style-name="P146"># cambiamo valore alla variabile pippo</text:p>
      <text:p text:style-name="P147">pippo=37</text:p>
      <text:p text:style-name="P148">echo "nuova pippo="$pippo</text:p>
      <text:p text:style-name="Textbody"/>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Titolo2" style:display-name="Titolo 2" style:family="paragraph" style:parent-style-name="Normale" style:next-style-name="Normale"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oloindice" style:display-name="Titolo i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itoloindic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Titolo2Carattere" style:display-name="Titolo 2 Carattere" style:family="text" style:parent-style-name="Car.predefinitoparagrafo">
      <style:text-properties style:font-name="Calibri Light" style:font-name-asian="Times New Roman" style:font-name-complex="Mangal" fo:color="#2F5496" fo:font-size="13pt" style:font-size-asian="13pt" style:font-size-complex="11.5pt"/>
    </style:style>
    <style:style style:name="Sommario1" style:display-name="Sommario 1" style:family="paragraph" style:parent-style-name="Normale" style:next-style-name="Normale" style:auto-update="true">
      <style:paragraph-properties fo:margin-bottom="0.0694in"/>
      <style:text-properties style:font-name-complex="Mangal" style:font-size-complex="10.5pt"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PreformattatoHTML" style:display-name="Preformattato HTML" style:family="paragraph" style:parent-style-name="Normale">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it" style:country-asian="IT" style:language-complex="ar" style:country-complex="SA" fo:hyphenate="true"/>
    </style:style>
    <style:style style:name="PreformattatoHTMLCarattere" style:display-name="Preformattato HTML Carattere" style:family="text" style:parent-style-name="Car.predefinitoparagrafo">
      <style:text-properties style:font-name="Courier New" style:font-name-asian="Times New Roman" style:font-name-complex="Courier New" style:letter-kerning="false" fo:font-size="10pt" style:font-size-asian="10pt" style:font-size-complex="10pt" style:language-asian="it" style:country-asian="IT"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Panico, Stefano</dc:creator>
    <meta:creation-date>2024-01-28T16:37:00Z</meta:creation-date>
    <dc:date>2024-01-29T14:19:00Z</dc:date>
    <meta:template xlink:href="Normal.dotm" xlink:type="simple"/>
    <meta:editing-cycles>5</meta:editing-cycles>
    <meta:editing-duration>PT28680S</meta:editing-duration>
    <meta:document-statistic meta:page-count="6" meta:paragraph-count="10" meta:word-count="789" meta:character-count="5282" meta:row-count="37" meta:non-whitespace-character-count="4503"/>
  </office:meta>
</office:document-meta>
</file>